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2"/>
        <table:table-column table:style-name="co5" table:default-cell-style-name="ce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3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5M00S">
            <text:p>23:45:00</text:p>
          </table:table-cell>
          <table:table-cell/>
          <table:table-cell table:style-name="ce7" office:value-type="date" office:date-value="2020-01-25">
            <text:p>25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8M00S">
            <text:p>23:48:00</text:p>
          </table:table-cell>
          <table:table-cell/>
          <table:table-cell table:style-name="ce7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1M00S">
            <text:p>00:01:00</text:p>
          </table:table-cell>
          <table:table-cell office:value-type="string">
            <text:p>(0-4 )</text:p>
          </table:table-cell>
          <table:table-cell table:style-name="ce7" office:value-type="date" office:date-value="2020-01-26">
            <text:p>26/01/20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4M00S">
            <text:p>00:04:00</text:p>
          </table:table-cell>
          <table:table-cell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1M00S">
            <text:p>07:41:00</text:p>
          </table:table-cell>
          <table:table-cell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4M00S">
            <text:p>07:44:00</text:p>
          </table:table-cell>
          <table:table-cell office:value-type="string">
            <text:p>(4-8 )</text:p>
          </table:table-cell>
          <table:table-cell table:style-name="ce7" office:value-type="date" office:date-value="2020-01-26">
            <text:p>26/01/20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04M00S">
            <text:p>08:04:00</text:p>
          </table:table-cell>
          <table:table-cell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39M00S">
            <text:p>08:39:00</text:p>
          </table:table-cell>
          <table:table-cell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56M00S">
            <text:p>08:56:00</text:p>
          </table:table-cell>
          <table:table-cell office:value-type="string">
            <text:p>(8-12)</text:p>
          </table:table-cell>
          <table:table-cell table:style-name="ce7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9H13M00S">
            <text:p>09:13:00</text:p>
          </table:table-cell>
          <table:table-cell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table:style-name="Default"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table:style-name="Default"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table:style-name="Default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table:style-name="Default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table:style-name="Default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5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table:style-name="Default"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8"/>
          <table:table-cell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6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table:style-name="Default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table:style-name="Default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table:style-name="Default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table:style-name="Default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/01/2020</text:date>, <text:time>14:50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6T14:50:26.58</dc:date>
    <meta:editing-duration>PT7H42M27S</meta:editing-duration>
    <meta:editing-cycles>47</meta:editing-cycles>
    <meta:generator>OpenOffice/4.1.7$Win32 OpenOffice.org_project/417m1$Build-9800</meta:generator>
    <meta:document-statistic meta:table-count="3" meta:cell-count="261" meta:object-count="0"/>
  </office:meta>
</office:document-meta>
</file>